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212cm" fo:margin-right="0cm" fo:margin-top="0cm" fo:margin-bottom="0cm" style:contextual-spacing="false" fo:line-height="128%" fo:text-align="start" style:justify-single-word="false" fo:widows="1" fo:text-indent="0cm" style:auto-text-indent="false"/>
      <style:text-properties fo:font-variant="normal" fo:text-transform="none" fo:color="#4b4f56" style:font-name="inherit" fo:font-size="9pt" fo:letter-spacing="normal" fo:font-style="normal" fo:font-weight="normal" officeooo:paragraph-rsid="000e573b" fo:background-color="#f1f0f0" fo:padding="0cm" fo:border="none"/>
    </style:style>
    <style:style style:name="P2" style:family="paragraph" style:parent-style-name="Standard">
      <style:paragraph-properties fo:margin-left="0.212cm" fo:margin-right="0cm" fo:margin-top="0cm" fo:margin-bottom="0cm" style:contextual-spacing="false" fo:line-height="128%" fo:text-align="start" style:justify-single-word="false" fo:widows="1" fo:text-indent="0cm" style:auto-text-indent="false"/>
      <style:text-properties fo:font-variant="normal" fo:text-transform="none" fo:color="#4b4f56" fo:letter-spacing="normal" officeooo:paragraph-rsid="000e573b"/>
    </style:style>
    <style:style style:name="P3" style:family="paragraph" style:parent-style-name="Standard">
      <style:paragraph-properties fo:margin-left="0.212cm" fo:margin-right="0cm" fo:margin-top="0cm" fo:margin-bottom="0cm" style:contextual-spacing="false" fo:line-height="128%" fo:text-align="start" style:justify-single-word="false" fo:widows="1" fo:text-indent="0cm" style:auto-text-indent="false"/>
      <style:text-properties officeooo:paragraph-rsid="000e573b"/>
    </style:style>
    <style:style style:name="T1" style:family="text">
      <style:text-properties fo:font-variant="normal" fo:text-transform="none" fo:color="#4b4f56" style:font-name="inherit" fo:font-size="9pt" fo:letter-spacing="normal" fo:font-style="normal" fo:font-weight="normal" fo:background-color="#f1f0f0" loext:char-shading-value="0" fo:padding="0cm" fo:border="none"/>
    </style:style>
    <style:style style:name="T2" style:family="text">
      <style:text-properties style:font-name="inherit" fo:font-size="9pt" fo:font-style="normal" fo:font-weight="normal" fo:background-color="#f1f0f0" loext:char-shading-value="0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#define C 261.262 </text:span></text:p>
      <text:p text:style-name="P1">#define D 293.665 </text:p>
      <text:p text:style-name="P1">#define E 329.628 </text:p>
      <text:p text:style-name="P1">#define FF 349.228 </text:p>
      <text:p text:style-name="P1">#define G 391.995 </text:p>
      <text:p text:style-name="P1">#define A 440.0 </text:p>
      <text:p text:style-name="P1">#define B 493.9 </text:p>
      <text:p text:style-name="P3"><text:span text:style-name="T1">#define OUT 12 </text:span></text:p>
      <text:p text:style-name="P3"><text:span text:style-name="T1">double freq[] = {(1/D),(1/E),(1/FF),(1/G),(1/A),(1/B),(1/C)}; </text:span></text:p>
      <text:p text:style-name="P3"><text:span text:style-name="T1">int freqSize = sizeof(freq) / sizeof(double); </text:span></text:p>
      <text:p text:style-name="P3"><text:span text:style-name="T1">int readV = 32-49; </text:span></text:p>
      <text:p text:style-name="P3"><text:span text:style-name="T1">void setup() </text:span></text:p>
      <text:p text:style-name="P3"><text:span text:style-name="T1">{ // put your setup code here, to run once: </text:span></text:p>
      <text:p text:style-name="P3"><text:span text:style-name="T1">pinMode(OUT,OUTPUT); </text:span></text:p>
      <text:p text:style-name="P3"><text:span text:style-name="T1">Serial.begin(9600); </text:span></text:p>
      <text:p text:style-name="P3"><text:span text:style-name="T1">} void loop() { // put your main code here, to run repeatedly: </text:span></text:p>
      <text:p text:style-name="P3"><text:span text:style-name="T1">if(Serial.available()){ readV = (Serial.read()-49); } </text:span></text:p>
      <text:p text:style-name="P3"><text:span text:style-name="T1">if(readV != (32-49)){ digitalWrite(OUT,HIGH); </text:span></text:p>
      <text:p text:style-name="P3"><text:span text:style-name="T1">delayMicroseconds(freq[readV]); </text:span></text:p>
      <text:p text:style-name="P3"><text:span text:style-name="T1">digitalWrite(OUT,LOW); </text:span></text:p>
      <text:p text:style-name="P3"><text:span text:style-name="T1">Serial.println(readV); }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8:01:22.082966336</meta:creation-date>
    <dc:date>2016-10-17T18:14:07.968157716</dc:date>
    <meta:editing-duration>P0D</meta:editing-duration>
    <meta:editing-cycles>1</meta:editing-cycles>
    <meta:document-statistic meta:table-count="0" meta:image-count="0" meta:object-count="0" meta:page-count="1" meta:paragraph-count="21" meta:word-count="79" meta:character-count="607" meta:non-whitespace-character-count="529"/>
    <meta:generator>LibreOffice/4.2.8.2$Linux_X86_64 LibreOffice_project/420m0$Build-2</meta:generator>
  </office:meta>
</office:document-meta>
</file>